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Velvet Skies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9011238459815">
            <text:p>0.21901123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Handicap Trainer PRB</text:p>
          </table:table-cell>
          <table:table-cell table:style-name="ce2"/>
          <table:table-cell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Federal Envoy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103261607040136">
            <text:p>0.103261607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Merry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24420589582395">
            <text:p>0.22442058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GC A/W Non H/cap (High ROI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Merry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24420589582395">
            <text:p>0.22442058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527">
            <text:p>1527</text:p>
          </table:table-cell>
          <table:table-cell table:style-name="Default" office:value-type="string">
            <text:p>Pontefract</text:p>
          </table:table-cell>
          <table:table-cell table:style-name="Default" office:value-type="string">
            <text:p>Swift Salian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05947150248565">
            <text:p>0.105947150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735">
            <text:p>1735</text:p>
          </table:table-cell>
          <table:table-cell table:style-name="Default" office:value-type="string">
            <text:p>Pontefract</text:p>
          </table:table-cell>
          <table:table-cell table:style-name="Default" office:value-type="string">
            <text:p>Wrestling Revenue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100891591891604">
            <text:p>0.1008915919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Federal Envoy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103261607040136">
            <text:p>0.103261607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Locked Down La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263348076882">
            <text:p>0.127263348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7">
            <text:p>260407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Blacksamssenorit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6050795727032">
            <text:p>0.146050795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ullington Bry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08265265628805">
            <text:p>0.1082652656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acaron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636754560345">
            <text:p>0.136367545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orever Noah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5988418045699">
            <text:p>0.12598841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Guesstimat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0283320893792">
            <text:p>0.29028332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illem Twee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111800128243552">
            <text:p>0.111800128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ullington Bry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08265265628805">
            <text:p>0.1082652656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acaron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636754560345">
            <text:p>0.136367545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orever Noah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5988418045699">
            <text:p>0.12598841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Zain Primu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5715327270512">
            <text:p>0.29571532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Path D'oroux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0757700145172965">
            <text:p>0.075770014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35">
            <text:p>143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atterhorn</text:p>
          </table:table-cell>
          <table:table-cell table:style-name="Default" office:value-type="float" office:value="8.5">
            <text:p>8.5</text:p>
          </table:table-cell>
          <table:table-cell table:style-name="Default" office:value-type="float" office:value="0.124092436504236">
            <text:p>0.124092436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Tommie Beau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0.0495923410017011">
            <text:p>0.04959234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Walkinthewoods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8056005555842">
            <text:p>0.128056005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635">
            <text:p>163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Crac De Megaudais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3915037450122">
            <text:p>0.133915037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635">
            <text:p>163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Reform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9214515286539">
            <text:p>0.1892145153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Weveallbeencaught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0.0285941175006815">
            <text:p>0.028594117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Better Times Ahead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0.0548523247740537">
            <text:p>0.054852324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One Big Bang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622397883308982">
            <text:p>0.0622397883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Kiss Will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5840333280045">
            <text:p>0.14584033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hecouldbeanything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0.0333514844301614">
            <text:p>0.033351484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Well Del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64233169064124">
            <text:p>0.064233169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350">
            <text:p>1350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Sunwalk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0.0433393256545797">
            <text:p>0.043339325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350">
            <text:p>1350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King's Son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40815431695733">
            <text:p>0.0408154317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ll Authorized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6796679854692">
            <text:p>0.15679667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Combs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0.0528475129045662">
            <text:p>0.052847512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aveforarainyday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5897874638374">
            <text:p>0.12589787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15">
            <text:p>141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itsnbuckle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90106458556493">
            <text:p>0.190106458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545">
            <text:p>154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ount Anglesby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937065667708809">
            <text:p>0.0937065668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bbey L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63140179502">
            <text:p>0.16163140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ublic Enem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7703808914862">
            <text:p>0.157703808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rgentum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0.0211030282556988">
            <text:p>0.021103028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Cotton Socks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8289692665434">
            <text:p>0.128289692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nswer That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0.0447188846950591">
            <text:p>0.044718884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Tetsworth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34875379146269">
            <text:p>0.134875379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355">
            <text:p>135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Tuscan Poin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7002460260026">
            <text:p>0.287002460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Holly Mist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5529448632716">
            <text:p>0.355294486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oames Forsyte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14418918290781">
            <text:p>0.114418918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Union Island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74661541656581">
            <text:p>0.087466154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esert Belle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400578393907907">
            <text:p>0.400578393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355">
            <text:p>135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Tuscan Poin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7002460260026">
            <text:p>0.287002460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541">
            <text:p>1541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Likeness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033988256759">
            <text:p>0.130339882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Holly Mist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5529448632716">
            <text:p>0.355294486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oames Forsyte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14418918290781">
            <text:p>0.114418918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Union Island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74661541656581">
            <text:p>0.087466154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Ballyfinn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8006416049549">
            <text:p>0.21800641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ngel's Drea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0485084137709">
            <text:p>0.200485084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558">
            <text:p>1558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Gower Princ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40005097261482">
            <text:p>0.1400050973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Jalila Moriviere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45498910854828">
            <text:p>0.08454989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Sanitiser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50926277027128">
            <text:p>0.25092627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Aurea Fortuna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0.0449825675341802">
            <text:p>0.044982567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ink 'n Purple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0687462748168179">
            <text:p>0.068746274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Voix De Bocelli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937367819004239">
            <text:p>0.0937367819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Pray Tell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0.0489901406989484">
            <text:p>0.048990140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315">
            <text:p>131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Walk Win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0.0201024766108355">
            <text:p>0.020102476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315">
            <text:p>131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Mino Des Mottes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584609402797533">
            <text:p>0.58460940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350">
            <text:p>1350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Soir De Garde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11277096778745">
            <text:p>0.11127709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Questionable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0.0127004488451011">
            <text:p>0.012700448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Quiet In Bresil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0.0179923455087944">
            <text:p>0.017992345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Blak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9250972119808">
            <text:p>0.129250972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Koktail Brut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107271804850489">
            <text:p>0.1072718049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Love Me Tender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8264650398892">
            <text:p>0.128264650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Future Prospect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0.0288043854249401">
            <text:p>0.0288043854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Killer Whal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5347770421061">
            <text:p>0.315347770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Graham A/W Non H/cap 1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505">
            <text:p>150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Dancingwithmyself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1842691894405">
            <text:p>0.141842691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454">
            <text:p>1454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Oh Cecelia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5622626777371">
            <text:p>0.2056226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50">
            <text:p>175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oetic Forc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1006409816286">
            <text:p>0.1410064098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rmain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1581171445654">
            <text:p>0.291581171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20">
            <text:p>182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himble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11745371931825">
            <text:p>0.117453719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435">
            <text:p>1435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Ideallko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8728686732373">
            <text:p>0.138728686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Dancing Jeremy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44228620083477">
            <text:p>0.08442286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549">
            <text:p>1549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Nickelforc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2589392172186">
            <text:p>0.152589392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705">
            <text:p>1705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Ski Lodg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0383114902744">
            <text:p>0.140383114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Homme D'un Soir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4361444160778">
            <text:p>0.184361444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412">
            <text:p>1412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Williethebuilder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8860409664734">
            <text:p>0.138860409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Green Sky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5020461807902">
            <text:p>0.12502046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Tara Iti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669306019358434">
            <text:p>0.066930601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King Uland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6611616167398">
            <text:p>0.126611616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337">
            <text:p>1337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Atlantic City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64914036879926">
            <text:p>0.16491403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Poet's Muse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0.0198196102628631">
            <text:p>0.0198196103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imply Natural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33433197564942">
            <text:p>0.1334331976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Petit Secret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70084583360192">
            <text:p>0.370084583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Shrimp Shad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6989171513337">
            <text:p>0.186989171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aradias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26782739086497">
            <text:p>0.082678273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office:value-type="string">
            <text:p>BOTMan App A/W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Damascus Steel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29427215436948">
            <text:p>0.072942721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">
            <text:p>3</text:p>
          </table:table-cell>
          <table:table-cell office:value-type="string">
            <text:p>BOTMan App A/W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330">
            <text:p>133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Handle With Car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3406412162111">
            <text:p>0.1340641216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350">
            <text:p>135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Elizabetty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0.0250683993223937">
            <text:p>0.025068399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350">
            <text:p>135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Justmyluck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0.0175220845680621">
            <text:p>0.017522084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Stateira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04095954452625">
            <text:p>0.404095954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Carbine Harvester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4155224846103">
            <text:p>0.154155224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Heathcliff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384872007424202">
            <text:p>0.038487200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Unassuming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429993125523">
            <text:p>0.127429993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Midnight Lion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408947660615988">
            <text:p>0.040894766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Antrim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0674108455059352">
            <text:p>0.067410845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Teumessias Fox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79887343390303">
            <text:p>0.087988734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Lord Harcour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6967769424589">
            <text:p>0.28696776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The Bay Warrior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0.0250355272781637">
            <text:p>0.025035527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2">
            <text:p>260402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Brulure Noir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2291517000914">
            <text:p>0.18229151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2">
            <text:p>260402</text:p>
          </table:table-cell>
          <table:table-cell table:style-name="Default" office:value-type="float" office:value="1532">
            <text:p>1532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Jaipaletemps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74530480921031">
            <text:p>0.077453048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2">
            <text:p>260402</text:p>
          </table:table-cell>
          <table:table-cell table:style-name="Default" office:value-type="float" office:value="1639">
            <text:p>1639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Bobalot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69593722462399">
            <text:p>0.076959372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2">
            <text:p>260402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Blossom Trixie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0779569229929895">
            <text:p>0.077956923</text:p>
          </table:table-cell>
          <table:table-cell table:number-columns-repeated="2" table:style-name="Default"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Dundalk</text:p>
          </table:table-cell>
          <table:table-cell table:style-name="Default" office:value-type="string">
            <text:p>Beat The Devil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3357433707473">
            <text:p>0.173357433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True Promis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4049332769132">
            <text:p>0.20404933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1">
            <text:p>260401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Lovethiswayagain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5521461299581">
            <text:p>0.125521461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1">
            <text:p>260401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Corniche Girl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7952450171078">
            <text:p>0.147952450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True Promis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4049332769132">
            <text:p>0.20404933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Dundalk</text:p>
          </table:table-cell>
          <table:table-cell table:style-name="Default" office:value-type="string">
            <text:p>Collective Power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3272915223517">
            <text:p>0.143272915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Green Falcon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33638191303408">
            <text:p>0.133638191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1">
            <text:p>260401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Lovethiswayagain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5521461299581">
            <text:p>0.125521461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1">
            <text:p>260401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Corniche Girl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7952450171078">
            <text:p>0.147952450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True Promis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4049332769132">
            <text:p>0.20404933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Mary Stanfor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9168274933662">
            <text:p>0.1291682749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1">
            <text:p>260401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Muskoka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8082159316875">
            <text:p>0.188082159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Blackwater Lilly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543263735672">
            <text:p>0.1254326374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Gold Link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43232173636346">
            <text:p>0.0843232174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Ocean Conquest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730932382458">
            <text:p>0.127730932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Prairie Diamond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833591540916352">
            <text:p>0.083359154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Grand Vendetta</text:p>
          </table:table-cell>
          <table:table-cell table:style-name="Default" office:value-type="float" office:value="1.57">
            <text:p>1.57</text:p>
          </table:table-cell>
          <table:table-cell table:style-name="Default" office:value-type="float" office:value="0.644313972602453">
            <text:p>0.644313972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Fearless Dragon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497448142807034">
            <text:p>0.049744814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arasi Lane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012311322301">
            <text:p>0.48501231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arasi Lane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012311322301">
            <text:p>0.48501231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Dark Angel Star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2841594749174">
            <text:p>0.292841594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r Marian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671066741967785">
            <text:p>0.067106674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Ammoony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874592758178">
            <text:p>0.127874592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Aill Dubh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4540285918401">
            <text:p>0.184540285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Good Work</text:p>
          </table:table-cell>
          <table:table-cell table:style-name="Default" office:value-type="float" office:value="8.5">
            <text:p>8.5</text:p>
          </table:table-cell>
          <table:table-cell table:style-name="Default" office:value-type="float" office:value="0.123793895944055">
            <text:p>0.1237938959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Geordie Night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0677218826765595">
            <text:p>0.067721882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331">
            <text:p>260331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Roaring Hom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192309209977">
            <text:p>0.2319230921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 table:number-rows-repeated="39">
          <table:table-cell table:style-name="Default" table:number-columns-repeated="8"/>
          <table:table-cell table:number-columns-repeated="3"/>
        </table:table-row>
        <table:table-row table:style-name="ro2" table:number-rows-repeated="33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7">07/04/2026</text:date>, <text:time>08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07T08:11:08.30</dc:date>
    <dc:creator>Kieran O'Hagan</dc:creator>
    <meta:editing-duration>PT14H19M14S</meta:editing-duration>
    <meta:editing-cycles>31</meta:editing-cycles>
    <meta:generator>OpenOffice/4.1.16$Win32 OpenOffice.org_project/4116m3$Build-9816</meta:generator>
    <meta:document-statistic meta:table-count="3" meta:cell-count="1233" meta:object-count="0"/>
  </office:meta>
</office:document-meta>
</file>